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6D43813D91EE1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437in" svg:height="5.1516in" draw:z-index="0"><draw:image xlink:href="Pictures/1000020100000780000004B06D43813D91EE1E4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24:34.762160672</meta:creation-date>
    <dc:date>2019-03-13T11:25:50.671644157</dc:date>
    <meta:editing-duration>PT1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